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8CB20F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495cm" svg:height="2.615cm" svg:x="2.175cm" svg:y="5.35cm">
          <draw:text-box>
            <text:p text:style-name="P1"><text:span text:style-name="T1">Drag the OpenMS-1.6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8CB20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7T10:03:09</meta:creation-date>
    <dc:date>2009-11-19T11:14:00</dc:date>
    <meta:editing-duration>PT00H19M44S</meta:editing-duration>
    <meta:editing-cycles>8</meta:editing-cycles>
    <meta:generator>NeoOffice/3.0$Unix OpenOffice.org_project/Patch 7</meta:generator>
    <dc:creator>Andreas Bertsch</dc:cre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